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style:style>
    <style:style style:family="graphic" style:name="a0"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4167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4167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Results identified as high workload and low impact will be your areas of focus. Should these practices be stopped, amended to make them less time intensive, or refined so they have more impact?</text:p>
      <text:p text:style-name="Normal"><draw:frame draw:z-index="251664384" draw:id="id0" draw:style-name="a0" draw:name="Text Box 2" text:anchor-type="paragraph" svg:x="3.4507in" svg:y="5.63075in" svg:width="2.66181in" svg:height="0.35208in" style:rel-width="scale" style:rel-height="scale"><draw:text-box><text:p text:style-name="P3">Impact on teaching and learning</text:p></draw:text-box><svg:title/><svg:desc/></draw:frame><draw:frame draw:z-index="251662336" draw:id="id1" draw:style-name="a1" draw:name="Text Box 2" text:anchor-type="paragraph" svg:x="-0.04225in" svg:y="2.5885in" svg:width="0.98542in" svg:height="0.57708in" style:rel-width="scale" style:rel-height="scale"><draw:text-box><text:p text:style-name="P4">Amount of workload</text:p></draw:text-box><svg:title/><svg:desc/></draw:frame><draw:connector draw:type="line" svg:x1="9.05486in" svg:y1="5.53036in" svg:x2="1.02708in" svg:y2="5.53036in" draw:z-index="251661312" draw:id="id2" draw:style-name="a2" draw:name="Straight Connector 1" text:anchor-type="paragraph"><svg:title/><svg:desc/></draw:connector><draw:connector draw:type="line" svg:x1="1.02785in" svg:y1="0.3203in" svg:x2="1.02785in" svg:y2="5.5453in" draw:z-index="251659264" draw:id="id3" draw:style-name="a3" draw:name="Straight Connector 1" text:anchor-type="paragraph"><svg:title/><svg:desc/></draw:connec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style:font-name-asian="Times New Roman"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sian="Times New Roman"/>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805in" fo:page-height="8.2638in" style:print-orientation="landscape"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style:font-name="Arial" style:font-name-complex="Arial" fo:font-size="14pt" style:font-size-asian="14pt" style:font-size-complex="14pt"/>
    </style:style>
  </office:automatic-styles>
  <office:master-styles>
    <style:master-page style:name="MP0" style:page-layout-name="PL0">
      <style:header>
        <text:p text:style-name="P2">Prioritise change using impact graph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GHES, Claire8</meta:initial-creator>
    <dc:creator>HUGHES, Claire8</dc:creator>
    <meta:creation-date>2024-02-06T13:44:00Z</meta:creation-date>
    <dc:date>2024-02-06T14:01:00Z</dc:date>
    <meta:template xlink:href="Normal.dotm" xlink:type="simple"/>
    <meta:editing-cycles>1</meta:editing-cycles>
    <meta:editing-duration>PT180S</meta:editing-duration>
    <meta:document-statistic meta:page-count="1" meta:paragraph-count="1" meta:word-count="29" meta:character-count="198" meta:row-count="1" meta:non-whitespace-character-count="170"/>
  </office:meta>
</office:document-meta>
</file>